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bfd9b" officeooo:paragraph-rsid="0018a434"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8a434" officeooo:paragraph-rsid="0018a434" fo:background-color="transparent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rsid="001f92f6" officeooo:paragraph-rsid="0018a434" fo:background-color="transparen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18a434" officeooo:paragraph-rsid="0018a434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8a434" officeooo:paragraph-rsid="0018a434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be70f" officeooo:paragraph-rsid="001be70f" fo:background-color="transparent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officeooo:paragraph-rsid="0018a434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style:text-underline-style="none" officeooo:rsid="001bfd9b" officeooo:paragraph-rsid="0018a434" fo:background-color="transparent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style:text-underline-style="none" fo:font-weight="normal" officeooo:rsid="0018a434" officeooo:paragraph-rsid="0018a434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style:text-underline-style="none" fo:font-weight="normal" officeooo:rsid="001a7bb9" officeooo:paragraph-rsid="001a7bb9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" fo:font-size="12pt" style:text-underline-style="none" officeooo:rsid="001bfd9b" officeooo:paragraph-rsid="0018a434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" fo:font-size="12pt" style:text-underline-style="none" officeooo:rsid="001bfd9b" officeooo:paragraph-rsid="0018a434" fo:background-color="transparent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paragraph-rsid="0018a434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rsid="002161f2" officeooo:paragraph-rsid="002161f2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paragraph-rsid="002161f2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6cm" style:auto-text-indent="false"/>
      <style:text-properties style:font-name="Arial" fo:font-size="12pt" style:text-underline-style="none" fo:font-weight="normal" officeooo:rsid="0018a434" officeooo:paragraph-rsid="0018a434" fo:background-color="transparent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officeooo:paragraph-rsid="0018a434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f92f6"/>
    </style:style>
    <style:style style:name="T2" style:family="text">
      <style:text-properties style:font-name="Arial"/>
    </style:style>
    <style:style style:name="T3" style:family="text">
      <style:text-properties style:font-name="Arial" fo:font-size="11pt" officeooo:rsid="001f92f6" style:font-size-asian="11pt" style:font-size-complex="11pt"/>
    </style:style>
    <style:style style:name="T4" style:family="text">
      <style:text-properties style:font-name="Arial" officeooo:rsid="001f92f6"/>
    </style:style>
    <style:style style:name="T5" style:family="text">
      <style:text-properties style:font-name="Arial" fo:font-size="12pt" style:font-size-asian="12pt" style:font-size-complex="12pt"/>
    </style:style>
    <style:style style:name="T6" style:family="text">
      <style:text-properties style:font-name="Arial" fo:font-size="12pt" officeooo:rsid="003c9520" style:font-size-asian="12pt" style:font-size-complex="12pt"/>
    </style:style>
    <style:style style:name="T7" style:family="text">
      <style:text-properties style:font-name="Arial" fo:font-size="12pt" officeooo:rsid="001c054d" style:font-size-asian="12pt" style:font-size-complex="12pt"/>
    </style:style>
    <style:style style:name="T8" style:family="text">
      <style:text-properties style:font-name="Arial" fo:font-size="12pt" fo:background-color="transparent" loext:char-shading-value="0" style:font-size-asian="12pt" style:font-size-complex="12pt"/>
    </style:style>
    <style:style style:name="T9" style:family="text">
      <style:text-properties style:font-name="Arial" fo:font-size="12pt" officeooo:rsid="0021cb38" fo:background-color="transparent" loext:char-shading-value="0" style:font-size-asian="12pt" style:font-size-complex="12pt"/>
    </style:style>
    <style:style style:name="T10" style:family="text">
      <style:text-properties officeooo:rsid="0029645f"/>
    </style:style>
    <style:style style:name="T11" style:family="text">
      <style:text-properties officeooo:rsid="00257467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21cb38" fo:background-color="transparent" loext:char-shading-value="0"/>
    </style:style>
    <style:style style:name="T14" style:family="text">
      <style:text-properties officeooo:rsid="001c054d"/>
    </style:style>
    <style:style style:name="T15" style:family="text">
      <style:text-properties officeooo:rsid="002b7aea"/>
    </style:style>
    <style:style style:name="T16" style:family="text">
      <style:text-properties officeooo:rsid="002161f2"/>
    </style:style>
    <style:style style:name="T17" style:family="text">
      <style:text-properties officeooo:rsid="00330896"/>
    </style:style>
    <style:style style:name="T18" style:family="text">
      <style:text-properties fo:color="#ce181e" fo:background-color="#fff200" loext:char-shading-value="0"/>
    </style:style>
    <style:style style:name="T19" style:family="text">
      <style:text-properties fo:color="#ce181e" style:font-name="Arial" fo:font-size="12pt" fo:background-color="#fff200" loext:char-shading-value="0" style:font-size-asian="12pt" style:font-size-complex="12pt"/>
    </style:style>
    <style:style style:name="T20" style:family="text">
      <style:text-properties officeooo:rsid="003c9520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event_view.display_date('investigationEnd'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 <text:span text:style-name="T17">PUBLIQUE</text:span>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<text:span text:style-name="T21">do text</text:span></text:p><text:p text:style-name="P18"><text:span text:style-name="T22">from document(at=reference, format='odt')</text:span></text:p></office:annotation>import depuis reference.odt</text:p>
      <text:p text:style-name="P5"/>
      <text:p text:style-name="P17"><text:span text:style-name="T5">L’an deux mille </text:span><text:span text:style-name="T6">VINT-ET-UN</text:span><text:span text:style-name="T5">, </text:span><text:span text:style-name="T9"><text:text-input text:description="">event_view.display_date('investigationEnd',custom_format='%d')</text:text-input></text:span><text:span text:style-name="T5"><text:s/>du mois de </text:span><text:span text:style-name="T8"><text:text-input text:description="">event_view.display_date('investigationEnd',custom_format='%B')</text:text-input></text:span><text:span text:style-name="T5">, à </text:span><text:span text:style-name="T19">onze heures</text:span><text:span text:style-name="T5">, NOUS, Bourgmestre de la Commune de </text:span><text:span text:style-name="T8"><text:text-input text:description="">tool.getCityName()</text:text-input></text:span><text:span text:style-name="T5">, délégué par le Collège Communal, à l’effet de </text:span><text:span text:style-name="T7">procéder à</text:span><text:span text:style-name="T5"> une information de l’avis annonçant qu’une demande a été introduite par : </text:span>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12"><text:text-input text:description="">licence_view.get_parcels()</text:text-input></text:span></text:p>
      <text:p text:style-name="P12"/>
      <text:p text:style-name="P11">des travaux ayant les caractéristiques ci-après : </text:p>
      <text:p text:style-name="P11"><text:span text:style-name="T12">- </text:span><text:span text:style-name="T12"><text:text-input text:description="">self.getLicenceSubject()</text:text-input></text:span></text:p>
      <text:p text:style-name="P11"/>
      <text:section text:style-name="Sect1" text:name="hasNoClaimants">
        <text:p text:style-name="P13"><office:annotation><dc:creator>bleybaert</dc:creator><dc:date>2018-05-04T11:11:21</dc:date><loext:sender-initials>ble</loext:sender-initials><text:p text:style-name="P18"><text:span text:style-name="T23">do section- if not len(</text:span><text:span text:style-name="T24">licence_helper.getLastInquiry().</text:span><text:span text:style-name="T23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style-name="Sect1" text:name="hasClaimants">
        <text:p text:style-name="P14"><office:annotation><dc:creator>bleybaert</dc:creator><dc:date>2018-05-04T11:12:53</dc:date><loext:sender-initials>ble</loext:sender-initials><text:p text:style-name="P18"><text:span text:style-name="T23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15"><text:span text:style-name="T16"><office:annotation><dc:creator>bleybaert</dc:creator><dc:date>2018-05-04T11:16:28</dc:date><loext:sender-initials>ble</loext:sender-initials><text:p text:style-name="P18"><text:span text:style-name="T23">do text for claimant in </text:span><text:span text:style-name="T24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,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16"/>
      <text:p text:style-name="P16"><text:span text:style-name="T10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<text:span text:style-name="T21">do text</text:span></text:p><text:p text:style-name="P18"><text:span text:style-name="T22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5-04T09:57:37.425178281</meta:creation-date>
    <dc:date>2021-03-18T08:38:09.606291716</dc:date>
    <meta:editing-duration>PT2H2M8S</meta:editing-duration>
    <meta:editing-cycles>36</meta:editing-cycles>
    <meta:generator>LibreOffice/6.4.6.2$Linux_X86_64 LibreOffice_project/40$Build-2</meta:generator>
    <meta:document-statistic meta:table-count="0" meta:image-count="0" meta:object-count="0" meta:page-count="1" meta:paragraph-count="16" meta:word-count="184" meta:character-count="1303" meta:non-whitespace-character-count="1170"/>
  </office:meta>
</office:document-meta>
</file>